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8BC00000D4A2248334464A78D9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1pt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000000008BC00000D4A2248334464A78D9E.pn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bitmap" draw:fill-image-name="background" draw:fill-image-width="100%" draw:fill-image-height="100%" style:repeat="no-repeat" draw:fill-image-ref-point-x="0%" draw:fill-image-ref-point-y="0%" draw:fill-image-ref-point="center" style:footnote-max-height="0mm">
        <style:background-image xlink:href="Pictures/10000000000008BC00000D4A2248334464A78D9E.png" xlink:type="simple" xlink:actuate="onLoad" style:position="center center" style:repeat="no-repeat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20:02:17.543185168</meta:creation-date>
    <dc:date>2020-05-24T21:35:27.321226401</dc:date>
    <meta:editing-duration>PT2M54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